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id="id1" draw:layer="layout" svg:width="7.5cm" svg:height="1cm" svg:x="1.5cm" svg:y="3.7cm">
          <text:p text:style-name="P1">Ext Direct Anfrage1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7.5cm" svg:height="1cm" svg:x="1.5cm" svg:y="5.5cm">
          <text:p text:style-name="P1">Ext Direct Anfrage 2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7.5cm" svg:height="1cm" svg:x="1.5cm" svg:y="7.2cm">
          <text:p text:style-name="P1">Ext Direct Anfrage 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4cm" svg:x="17cm" svg:y="4cm">
          <text:p text:style-name="P1">Ext Direct Router</text:p>
          <text:p text:style-name="P1">(Middleware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cm" svg:y1="1.5cm" svg:x2="15cm" svg:y2="16.5cm">
          <text:p/>
        </draw:line>
        <draw:frame draw:style-name="gr3" draw:layer="layout" svg:width="8cm" svg:height="0.962cm" svg:x="2cm" svg:y="0.5cm">
          <draw:text-box>
            <text:p>Client (Browser)</text:p>
          </draw:text-box>
        </draw:frame>
        <draw:frame draw:style-name="gr3" draw:layer="layout" svg:width="8cm" svg:height="0.962cm" svg:x="16.5cm" svg:y="0.538cm">
          <draw:text-box>
            <text:p>Server (Rails-Anwendung)</text:p>
          </draw:text-box>
        </draw:frame>
        <draw:custom-shape draw:style-name="gr4" draw:text-style-name="P1" draw:id="id2" draw:layer="layout" svg:width="4.5cm" svg:height="2cm" svg:x="12cm" svg:y="4cm">
          <text:p text:style-name="P1"><text:s/>Anfrage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2" draw:text-style-name="P1" draw:layer="layout" svg:x1="9cm" svg:y1="4.2cm" svg:x2="12cm" svg:y2="5cm" draw:start-shape="id1" draw:start-glue-point="1" draw:end-shape="id2" draw:end-glue-point="4" svg:d="m9000 4200h1500v800h1500">
          <text:p/>
        </draw:connector>
        <draw:connector draw:style-name="gr2" draw:text-style-name="P1" draw:layer="layout" svg:x1="9cm" svg:y1="6cm" svg:x2="12cm" svg:y2="5cm" draw:start-shape="id3" draw:start-glue-point="1" draw:end-shape="id2" draw:end-glue-point="4" svg:d="m9000 6000h1500v-1000h1500">
          <text:p/>
        </draw:connector>
        <draw:connector draw:style-name="gr2" draw:text-style-name="P1" draw:layer="layout" svg:x1="9cm" svg:y1="7.7cm" svg:x2="12cm" svg:y2="5cm" draw:start-shape="id4" draw:start-glue-point="1" draw:end-shape="id2" draw:end-glue-point="4" svg:d="m9000 7700h1500v-2700h1500">
          <text:p/>
        </draw:connector>
        <draw:custom-shape draw:style-name="gr1" draw:text-style-name="P1" draw:layer="layout" svg:width="9.5cm" svg:height="2cm" svg:x="16.5cm" svg:y="11cm">
          <text:p text:style-name="P1">Serverseitige Funktion</text:p>
          <text:p text:style-name="P1">(Serverklasse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5cm" svg:y1="8.5cm" svg:x2="18.5cm" svg:y2="10.5cm">
          <text:p/>
        </draw:line>
        <draw:line draw:style-name="gr6" draw:text-style-name="P1" draw:layer="layout" svg:x1="22cm" svg:y1="10.5cm" svg:x2="22cm" svg:y2="8.5cm">
          <text:p/>
        </draw:line>
        <draw:frame draw:style-name="gr3" draw:layer="layout" svg:width="3cm" svg:height="0.962cm" svg:x="22.5cm" svg:y="9cm">
          <draw:text-box>
            <text:p>Antwort</text:p>
          </draw:text-box>
        </draw:frame>
        <draw:frame draw:style-name="gr3" draw:layer="layout" svg:width="2.5cm" svg:height="0.962cm" svg:x="15.5cm" svg:y="9cm">
          <draw:text-box>
            <text:p>Aufruf</text:p>
          </draw:text-box>
        </draw:frame>
        <draw:custom-shape draw:style-name="gr4" draw:text-style-name="P1" draw:layer="layout" svg:width="4.5cm" svg:height="2cm" svg:x="12cm" svg:y="6.1cm">
          <text:p text:style-name="P1">Antwort</text:p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han Keller</meta:initial-creator>
    <meta:creation-date>2011-10-06T08:40:37</meta:creation-date>
    <meta:editing-duration>PT00H00M54S</meta:editing-duration>
    <meta:editing-cycles>2</meta:editing-cycles>
    <dc:date>2011-10-06T08:57:37</dc:date>
    <dc:creator>Stephan Keller</dc:creator>
    <meta:document-statistic meta:object-count="40"/>
    <meta:generator>OpenOffice.org/3.2$Linux OpenOffice.org_project/320m12$Build-9483</meta:generator>
  </office:meta>
</office:document-meta>
</file>